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7cm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draw:marker-start="Arrow" draw:marker-start-width="0.3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3.401cm" svg:height="1.823cm" svg:x="3.252cm" svg:y="4.455cm">
          <text:p text:style-name="P1">Grammar</text:p>
          <text:p text:style-name="P1">Grammar</text:p>
        </draw:rect>
        <draw:rect draw:style-name="gr1" draw:text-style-name="P1" draw:layer="layout" svg:width="3.4cm" svg:height="1.823cm" svg:x="9.203cm" svg:y="4.455cm">
          <text:p text:style-name="P1">Grammar</text:p>
          <text:p text:style-name="P1">Schema</text:p>
        </draw:rect>
        <draw:rect draw:style-name="gr1" draw:text-style-name="P1" draw:layer="layout" svg:width="3.401cm" svg:height="1.823cm" svg:x="3.252cm" svg:y="8.85cm">
          <text:p text:style-name="P1">Schema</text:p>
          <text:p text:style-name="P1">Grammar</text:p>
        </draw:rect>
        <draw:rect draw:style-name="gr1" draw:text-style-name="P1" draw:id="id1" draw:layer="layout" svg:width="3.4cm" svg:height="1.823cm" svg:x="9.203cm" svg:y="8.85cm">
          <text:p text:style-name="P1">Schema</text:p>
          <text:p text:style-name="P1">Schema</text:p>
        </draw:rect>
        <draw:line draw:style-name="gr2" draw:text-style-name="P1" draw:layer="layout" svg:x1="6.653cm" svg:y1="9.195cm" svg:x2="9.628cm" svg:y2="6.278cm">
          <text:p text:style-name="P1"/>
          <text:p text:style-name="P1">Instance of</text:p>
        </draw:line>
        <draw:connector draw:style-name="gr3" draw:text-style-name="P1" draw:layer="layout" draw:type="curve" draw:line-skew="0.305cm 0.374cm" svg:x1="10.903cm" svg:y1="10.673cm" svg:x2="12.603cm" svg:y2="9.761cm" draw:start-shape="id1" draw:start-glue-point="2" draw:end-shape="id1" svg:d="m10903 10673c0 1246 1300 1038 2063 499s987-1411-363-1411">
          <text:p text:style-name="P1"/>
          <text:p text:style-name="P1"/>
          <text:p text:style-name="P1"/>
          <text:p text:style-name="P1"/>
          <text:p text:style-name="P1"/>
          <text:p text:style-name="P1">Instance of</text:p>
        </draw:connector>
        <draw:line draw:style-name="gr4" draw:text-style-name="P1" draw:layer="layout" svg:x1="10.903cm" svg:y1="6.278cm" svg:x2="10.903cm" svg:y2="8.83cm">
          <text:p text:style-name="P1">Instance <text:s/></text:p>
          <text:p text:style-name="P1">of</text:p>
        </draw:line>
        <draw:line draw:style-name="gr2" draw:text-style-name="P1" draw:layer="layout" svg:x1="6.653cm" svg:y1="5.184cm" svg:x2="9.203cm" svg:y2="5.184cm">
          <text:p text:style-name="P1">Instance <text:s/></text:p>
          <text:p text:style-name="P1">of</text:p>
        </draw:line>
        <draw:line draw:style-name="gr5" draw:text-style-name="P1" draw:layer="layout" svg:x1="4.953cm" svg:y1="8.83cm" svg:x2="4.953cm" svg:y2="6.278cm">
          <text:p text:style-name="P1">Formatted <text:s text:c="3"/></text:p>
          <text:p text:style-name="P1">by</text:p>
        </draw:line>
        <draw:line draw:style-name="gr6" draw:text-style-name="P1" draw:layer="layout" svg:x1="6.653cm" svg:y1="9.771cm" svg:x2="9.203cm" svg:y2="9.771cm">
          <text:p text:style-name="P1"><text:s text:c="3"/>Formatted</text:p>
          <text:p text:style-name="P1">by</text:p>
        </draw:line>
        <draw:line draw:style-name="gr6" draw:text-style-name="P1" draw:layer="layout" svg:x1="6.228cm" svg:y1="8.83cm" svg:x2="9.203cm" svg:y2="5.913cm">
          <text:p text:style-name="P1">Formatted by</text:p>
          <text:p text:style-name="P1"/>
        </draw:line>
        <draw:connector draw:style-name="gr7" draw:text-style-name="P1" draw:layer="layout" draw:type="curve" draw:line-skew="0cm -0.259cm" svg:x1="4.952cm" svg:y1="4.455cm" svg:x2="3.252cm" svg:y2="5.366cm" draw:start-shape="id2" draw:start-glue-point="0" draw:end-shape="id2" draw:end-glue-point="3" svg:d="m4952 4455c0-789-1243-657-1962-233s-915 1144 262 1144">
          <text:p text:style-name="P1">Formatted by</text:p>
          <text:p text:style-name="P1"/>
          <text:p text:style-name="P1"/>
          <text:p text:style-name="P1"/>
          <text:p text:style-name="P1"/>
          <text:p text:style-name="P1"/>
        </draw:connector>
        <draw:rect draw:style-name="gr1" draw:text-style-name="P1" draw:id="id3" draw:layer="layout" svg:width="3.401cm" svg:height="1.823cm" svg:x="4.584cm" svg:y="15.052cm">
          <text:p text:style-name="P1"><text:span text:style-name="T1">X</text:span></text:p>
          <text:p text:style-name="P1">Grammar</text:p>
        </draw:rect>
        <draw:rect draw:style-name="gr1" draw:text-style-name="P2" draw:layer="layout" svg:width="3.4cm" svg:height="2.54cm" svg:x="13.1cm" svg:y="18.145cm">
          <text:p text:style-name="P2"><text:span text:style-name="T1">y</text:span></text:p>
          <text:p text:style-name="P2"><text:span text:style-name="T1">X</text:span></text:p>
          <text:p text:style-name="P2"><text:span text:style-name="T1">(objects)</text:span></text:p>
        </draw:rect>
        <draw:ellipse draw:style-name="gr8" draw:text-style-name="P3" draw:id="id4" draw:layer="layout" svg:width="2.54cm" svg:height="1.27cm" svg:x="8.62cm" svg:y="17.945cm">
          <text:p text:style-name="P3">Parse</text:p>
        </draw:ellipse>
        <draw:custom-shape draw:style-name="gr9" draw:text-style-name="P4" draw:layer="layout" svg:width="3.175cm" svg:height="3.175cm" svg:x="2.34cm" svg:y="17.91cm">
          <text:p text:style-name="P4"><text:span text:style-name="T1">y.X</text:span></text:p>
          <text:p text:style-name="P4"><text:span text:style-name="T1">(fil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1" draw:layer="layout" svg:width="3.4cm" svg:height="1.823cm" svg:x="13.475cm" svg:y="13.7cm">
          <text:p text:style-name="P1"><text:span text:style-name="T1">X</text:span></text:p>
          <text:p text:style-name="P1">Schema</text:p>
        </draw:rect>
        <draw:line draw:style-name="gr4" draw:text-style-name="P1" draw:layer="layout" svg:x1="14.97cm" svg:y1="18.145cm" svg:x2="14.97cm" svg:y2="15.605cm">
          <text:p text:style-name="P1">Instance <text:s/></text:p>
          <text:p text:style-name="P1">of</text:p>
        </draw:line>
        <draw:line draw:style-name="gr2" draw:text-style-name="P1" draw:layer="layout" svg:x1="5.445cm" svg:y1="18.58cm" svg:x2="8.62cm" svg:y2="18.58cm">
          <text:p/>
        </draw:line>
        <draw:ellipse draw:style-name="gr8" draw:text-style-name="P3" draw:id="id5" draw:layer="layout" svg:width="2.54cm" svg:height="1.27cm" svg:x="8.62cm" svg:y="19.815cm">
          <text:p text:style-name="P3">Unparse</text:p>
        </draw:ellipse>
        <draw:line draw:style-name="gr2" draw:text-style-name="P1" draw:layer="layout" svg:x1="8.62cm" svg:y1="20.45cm" svg:x2="5.445cm" svg:y2="20.45cm">
          <text:p/>
        </draw:line>
        <draw:line draw:style-name="gr2" draw:text-style-name="P1" draw:layer="layout" svg:x1="13.065cm" svg:y1="20.45cm" svg:x2="11.16cm" svg:y2="20.45cm">
          <text:p/>
        </draw:line>
        <draw:line draw:style-name="gr2" draw:text-style-name="P1" draw:layer="layout" svg:x1="11.16cm" svg:y1="18.58cm" svg:x2="13.075cm" svg:y2="18.58cm">
          <text:p/>
        </draw:line>
        <draw:connector draw:style-name="gr10" draw:text-style-name="P3" draw:layer="layout" draw:type="curve" svg:x1="6.284cm" svg:y1="16.875cm" svg:x2="9.89cm" svg:y2="17.945cm" draw:start-shape="id3" draw:start-glue-point="2" draw:end-shape="id4" svg:d="m6284 16875c0 822 3606 287 3606 1070">
          <text:p/>
        </draw:connector>
        <draw:connector draw:style-name="gr10" draw:text-style-name="P3" draw:layer="layout" draw:type="curve" draw:line-skew="0.819cm" svg:x1="6.284cm" svg:y1="16.875cm" svg:x2="9.89cm" svg:y2="19.815cm" draw:start-shape="id3" draw:start-glue-point="2" draw:end-shape="id5" svg:d="m6284 16875c0 3453 3606 1983 3606 29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iam Cook</meta:initial-creator>
    <meta:creation-date>2011-04-20T18:48:58</meta:creation-date>
    <dc:date>2011-04-21T11:49:34</dc:date>
    <dc:creator>William Cook</dc:creator>
    <meta:editing-duration>PT17H00M40S</meta:editing-duration>
    <meta:editing-cycles>6</meta:editing-cycles>
    <meta:generator>OpenOffice.org/3.2$Unix OpenOffice.org_project/320m12$Build-9483</meta:generator>
    <meta:document-statistic meta:object-count="25"/>
  </office:meta>
</office:document-meta>
</file>